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09a2" officeooo:paragraph-rsid="000b09a2"/>
    </style:style>
    <style:style style:name="P2" style:family="paragraph" style:parent-style-name="Standard">
      <style:paragraph-properties fo:text-align="start" style:justify-single-word="false"/>
      <style:text-properties officeooo:rsid="000b09a2" officeooo:paragraph-rsid="000b09a2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09a2" officeooo:paragraph-rsid="000b09a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bf33f" officeooo:paragraph-rsid="000bf33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bf33f" officeooo:paragraph-rsid="000bf33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boratorio lezione 3</text:span> </text:p>
      <text:p text:style-name="P2"/>
      <text:p text:style-name="P3">Cast di tipo in C </text:p>
      <text:p text:style-name="P2"/>
      <text:p text:style-name="P2">float num1;</text:p>
      <text:p text:style-name="P2">int num2;</text:p>
      <text:p text:style-name="P2"/>
      <text:p text:style-name="P2">num2 = (int)num1;</text:p>
      <text:p text:style-name="P2"/>
      <text:p text:style-name="P2"/>
      <text:p text:style-name="P2"><text:span text:style-name="T4">scanf</text:span> → <text:span text:style-name="T1">%c</text:span> legge il primo carattere sull’input</text:p>
      <text:p text:style-name="P2"/>
      <text:p text:style-name="P4">for in c</text:p>
      <text:p text:style-name="P5"/>
      <text:p text:style-name="P5">for ( espressione; condizione ; incremento){}</text:p>
      <text:p text:style-name="P5"/>
      <text:p text:style-name="P5"><text:span text:style-name="T4">And</text:span> &amp;&amp;</text:p>
      <text:p text:style-name="P5"/>
      <text:p text:style-name="P5"><text:span text:style-name="T4">OR</text:span> || </text:p>
      <text:p text:style-name="P5"/>
      <text:p text:style-name="P5"><text:span text:style-name="T4">NOT</text:span> !va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6T14:41:31.499709779</meta:creation-date>
    <dc:date>2020-10-16T15:11:49.998186431</dc:date>
    <meta:editing-duration>PT20M8S</meta:editing-duration>
    <meta:editing-cycles>1</meta:editing-cycles>
    <meta:document-statistic meta:table-count="0" meta:image-count="0" meta:object-count="0" meta:page-count="1" meta:paragraph-count="11" meta:word-count="38" meta:character-count="196" meta:non-whitespace-character-count="166"/>
    <meta:generator>LibreOffice/6.3.0.4$Linux_X86_64 LibreOffice_project/30$Build-4</meta:generator>
  </office:meta>
</office:document-meta>
</file>